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eature</text:p>
          </table:table-cell>
          <table:table-cell office:value-type="string">
            <text:p>St</text:p>
          </table:table-cell>
        </table:table-row>
        <table:table-row table:style-name="ro1">
          <table:table-cell office:value-type="string">
            <text:p>Image upload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Editable Groups</text:p>
          </table:table-cell>
          <table:table-cell office:value-type="string">
            <text:p>wip</text:p>
          </table:table-cell>
        </table:table-row>
        <table:table-row table:style-name="ro1">
          <table:table-cell office:value-type="string">
            <text:p>Multiple Account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Twitpic Integration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Twitter Trend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Auto-expand URL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Facebook Statu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Threaded conversation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Read/Unread Colorization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Pop-up/Growl Notification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Customizable Notification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Customizable Colors/Font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Saved Searches</text:p>
          </table:table-cell>
          <table:table-cell office:value-type="string">
            <text:p>wip</text:p>
          </table:table-cell>
        </table:table-row>
        <table:table-row table:style-name="ro1">
          <table:table-cell office:value-type="string">
            <text:p>@reply nick completion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eparate DM/Replies Pane</text:p>
          </table:table-cell>
          <table:table-cell office:value-type="string">
            <text:p>wip</text:p>
          </table:table-cell>
        </table:table-row>
        <table:table-row table:style-name="ro1">
          <table:table-cell office:value-type="string">
            <text:p>Profile View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t-in Search</text:p>
          </table:table-cell>
          <table:table-cell office:value-type="string">
            <text:p>wip</text:p>
          </table:table-cell>
        </table:table-row>
        <table:table-row table:style-name="ro1">
          <table:table-cell office:value-type="string">
            <text:p>High-capacity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pellcheck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ollow/Unfollow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weet Favoriting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weet Deletion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ollower Blocking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Linked Hashtag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URL Shortening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ive OS support</text:p>
          </table:table-cell>
          <table:table-cell office:value-type="string">
            <text:p>Yes</text:p>
          </table:table-cell>
        </table:table-row>
      </table:table>
      <table:database-ranges>
        <table:database-range table:target-range-address="Sheet1.A1:Sheet1.B6553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2">22/07/2010</text:date>, <text:time>16:0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7-22T16:06:40.15</dc:date>
    <meta:generator>BrOffice.org/3.1$Win32 OpenOffice.org_project/310m11$Build-9399</meta:generator>
    <meta:editing-duration>PT04H26M15S</meta:editing-duration>
    <meta:editing-cycles>4</meta:editing-cycles>
    <meta:document-statistic meta:table-count="1" meta:cell-count="54" meta:object-count="0"/>
  </office:meta>
</office:document-meta>
</file>